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3b3" officeooo:paragraph-rsid="001963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greenteapress.com/thinkdsp/thinkdsp.pdf" text:style-name="Internet_20_link" text:visited-style-name="Visited_20_Internet_20_Link">http://greenteapress.com/thinkdsp/thinkdsp.pdf</text:a></text:p>
      <text:p text:style-name="P1"/>
      <text:p text:style-name="P1"><text:a xlink:type="simple" xlink:href="https://github.com/belangeo/pyo" text:style-name="Internet_20_link" text:visited-style-name="Visited_20_Internet_20_Link"/></text:p>
      <text:p text:style-name="P1"><text:a xlink:type="simple" xlink:href="https://github.com/belangeo/pyo" text:style-name="Internet_20_link" text:visited-style-name="Visited_20_Internet_20_Link">https://github.com/belangeo/pyo</text:a></text:p>
      <text:p text:style-name="P1"/>
      <text:p text:style-name="P1"><text:a xlink:type="simple" xlink:href="http://lac.linuxaudio.org/2011/papers/40.pdf" text:style-name="Internet_20_link" text:visited-style-name="Visited_20_Internet_20_Link">http://lac.linuxaudio.org/2011/papers/40.pdf</text:a></text:p>
      <text:p text:style-name="P1"/>
      <text:p text:style-name="P1"><text:a xlink:type="simple" xlink:href="http://www.bing.com/search?q=install+scikits&amp;qs=n&amp;form=QBRE&amp;pq=install+scikits&amp;sc=8-15&amp;sp=-1&amp;sk=&amp;cvid=9DE5FB9392D9450E8A184C5C6AFB27D8" text:style-name="Internet_20_link" text:visited-style-name="Visited_20_Internet_20_Link">http://www.bing.com/search?q=install+scikits&amp;qs=n&amp;form=QBRE&amp;pq=install+scikits&amp;sc=8-15&amp;sp=-1&amp;sk=&amp;cvid=9DE5FB9392D9450E8A184C5C6AFB27D8</text:a></text:p>
      <text:p text:style-name="P1"/>
      <text:p text:style-name="P1"><text:a xlink:type="simple" xlink:href="http://people.csail.mit.edu/hubert/pyaudio/" text:style-name="Internet_20_link" text:visited-style-name="Visited_20_Internet_20_Link">http://people.csail.mit.edu/hubert/pyaudio/</text:a></text:p>
      <text:p text:style-name="P1"/>
      <text:p text:style-name="P1"><text:a xlink:type="simple" xlink:href="http://bastibe.de/2012-11-02-real-time-signal-processing-in-python.html" text:style-name="Internet_20_link" text:visited-style-name="Visited_20_Internet_20_Link">http://bastibe.de/2012-11-02-real-time-signal-processing-in-python.html</text:a></text:p>
      <text:p text:style-name="P1"/>
      <text:p text:style-name="P1"/>
      <text:p text:style-name="P1"/>
      <text:p text:style-name="P1"><text:a xlink:type="simple" xlink:href="http://www.bing.com/search?q=python+audio+distortion&amp;qs=n&amp;form=QBRE&amp;pq=python+audio+distortion&amp;sc=1-23&amp;sp=-1&amp;sk=&amp;cvid=14FE6221BD8E4E3CBBD435FE4E63FB0E" text:style-name="Internet_20_link" text:visited-style-name="Visited_20_Internet_20_Link">http://www.bing.com/search?q=python+audio+distortion&amp;qs=n&amp;form=QBRE&amp;pq=python+audio+distortion&amp;sc=1-23&amp;sp=-1&amp;sk=&amp;cvid=14FE6221BD8E4E3CBBD435FE4E63FB0E</text:a></text:p>
      <text:p text:style-name="P1">\</text:p>
      <text:p text:style-name="P1"><text:a xlink:type="simple" xlink:href="http://stackoverflow.com/questions/30030093/pyaudio-soundflower-sound-distortion" text:style-name="Internet_20_link" text:visited-style-name="Visited_20_Internet_20_Link">http://stackoverflow.com/questions/30030093/pyaudio-soundflower-sound-distortion</text:a></text:p>
      <text:p text:style-name="P1"/>
      <text:p text:style-name="P1"><text:a xlink:type="simple" xlink:href="https://gist.github.com/endolith/246092" text:style-name="Internet_20_link" text:visited-style-name="Visited_20_Internet_20_Link">https://gist.github.com/endolith/246092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</meta:initial-creator>
    <meta:creation-date>2016-04-17T19:28:23.180692194</meta:creation-date>
    <dc:date>2016-04-17T19:30:37.383587289</dc:date>
    <dc:creator>Chuck </dc:creator>
    <meta:editing-duration>PT2M15S</meta:editing-duration>
    <meta:editing-cycles>1</meta:editing-cycles>
    <meta:document-statistic meta:table-count="0" meta:image-count="0" meta:object-count="0" meta:page-count="1" meta:paragraph-count="10" meta:word-count="10" meta:character-count="639" meta:non-whitespace-character-count="639"/>
    <meta:generator>LibreOffice/4.4.3.2$Linux_X86_64 LibreOffice_project/40m0$Build-2</meta:generator>
  </office:meta>
</office:document-meta>
</file>